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2_1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6, FF 12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Alfred A. Marcus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5652</text:p>
      <text:p text:style-name="P6">Date (derived from Gregorian calendar)<text:tab/>December 20, 1892</text:p>
      <text:p text:style-name="P6">Month<text:tab/><text:tab/><text:tab/><text:tab/><text:tab/><text:tab/>December</text:p>
      <text:p text:style-name="P6">Year<text:tab/><text:tab/><text:tab/><text:tab/><text:tab/><text:tab/>1892</text:p>
      <text:p text:style-name="P6">Hebrew Date<text:tab/><text:tab/><text:tab/><text:tab/><text:tab/></text:p>
      <text:p text:style-name="P6">Undated</text:p>
      <text:p text:style-name="P6">City<text:tab/><text:tab/><text:tab/><text:tab/><text:tab/><text:tab/>Boston</text:p>
      <text:p text:style-name="P6">State<text:tab/><text:tab/><text:tab/><text:tab/><text:tab/><text:tab/>MA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2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Y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3">Rev<text:span text:style-name="T2">d</text:span><text:span text:style-name="T3">. Dr. S. Morais LLD./</text:span></text:p>
      <text:p text:style-name="P3"><text:span text:style-name="T3"><text:tab/>Philadelphia/</text:span></text:p>
      <text:p text:style-name="P3"><text:span text:style-name="T3"><text:tab/><text:tab/>Pa./</text:span></text:p>
      <text:p text:style-name="P3"><text:span text:style-name="T3">546 N 5 HD 12/21/</text:span></text:p>
      <text:p text:style-name="P3"><text:span text:style-name="T3"/></text:p>
      <text:p text:style-name="P3"><text:span text:style-name="T3">[Page 2]</text:span></text:p>
      <text:p text:style-name="P2"><text:span text:style-name="T3">[Hebrew]/</text:span></text:p>
      <text:p text:style-name="P2"><text:span text:style-name="T3">"Jerusalem, (Holy City) the Glory of all Lands."/</text:span></text:p>
      <text:p text:style-name="P2"><text:span text:style-name="T3">ALFRED A. MARCUS &amp; SON,/</text:span></text:p>
      <text:p text:style-name="P2"><text:span text:style-name="T3">Diamond Merchants &amp; Importers,/</text:span></text:p>
      <text:p text:style-name="P2"><text:span text:style-name="T3">Purchasers of Real Estate (Landed Property)/</text:span></text:p>
      <text:p text:style-name="P2"><text:span text:style-name="T3">RESIDENCE, 127 DARTMOUTH ST., HARD-BY-THE-BRIDGE./</text:span></text:p>
      <text:p text:style-name="P3"><text:span text:style-name="T3"><text:tab/>No business will be transacted or interviews had on the Jewish Sab-/bath from one hour before </text:span><text:soft-page-break/><text:span text:style-name="T3">sunset on Friday until one hour after sunset/ on Saturday, or on the Jewish Festivals, and no letters will be opened/ on those days./</text:span></text:p>
      <text:p text:style-name="P4"><text:span text:style-name="T3">TELEPHONE "TREMONT," 457./</text:span></text:p>
      <text:p text:style-name="P4"><text:span text:style-name="T3">Boston, Decr 20 A. M. 5652/</text:span></text:p>
      <text:p text:style-name="P3"><text:span text:style-name="T3">My very dear Doctor/</text:span></text:p>
      <text:p text:style-name="P3"><text:span text:style-name="T3"><text:tab/>We all are extremely/ anxious to hear from you/ regarding your health which/ we sincerely pray to God/ you are well again kindly/ let us know. <text:s/>My daughter/ son &amp; myself all join/ Yours most faithfully/ &amp; sincerely/ Alfred A Marcus Jr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6T15:46:05.82</meta:creation-date>
    <dc:date>2011-12-06T15:50:47.72</dc:date>
    <dc:creator>Penn Libraries</dc:creator>
    <meta:editing-duration>PT00H04M41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7" meta:word-count="307" meta:character-count="2093"/>
  </office:meta>
</office:document-meta>
</file>